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co2" style:family="table-column">
      <style:table-column-properties fo:break-before="auto" style:column-width="68.7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auteilname 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Bestellnummer</text:p>
          </table:table-cell>
          <table:table-cell table:style-name="ce1" office:value-type="string" calcext:value-type="string">
            <text:p>Anzahl</text:p>
          </table:table-cell>
        </table:table-row>
        <table:table-row table:style-name="ro1">
          <table:table-cell office:value-type="string" calcext:value-type="string">
            <text:p>ESP32-WROOM-32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904-1028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kBoost3V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39461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kBoost5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19644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ule 2.2 µH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5950-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vel-Shift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1929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hse zu E-Ink Driv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1755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mpkabel zu E-Ink Driv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3081-N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ecker zu E-Ink Driv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1189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W18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27-2921-1-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fi-Ante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17566-ND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05:19:40.000931662</meta:creation-date>
    <dc:date>2019-12-02T05:59:58.481259074</dc:date>
    <meta:editing-duration>PT9M47S</meta:editing-duration>
    <meta:editing-cycles>1</meta:editing-cycles>
    <meta:generator>LibreOffice/6.0.7.3$Linux_X86_64 LibreOffice_project/00m0$Build-3</meta:generator>
    <meta:document-statistic meta:table-count="1" meta:cell-count="48" meta:object-count="0"/>
  </office:meta>
</office:document-meta>
</file>